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4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all_ballon_lora_2022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1ZCK-10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F4ECA-10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string" calcext:value-type="string">
            <text:p>f4kmn-1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f4goh-1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F4GXP-5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F4HVU-1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F1ZIF-1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F8GHE-1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DB0WTH-1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DF7RW-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DB0HRW-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F4DVK-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F5RVX-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ON4JPS-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N7TA-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4GXP-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N5YW-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B9TQJ-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N3CRX-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N7WP-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4EWJ-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B0MOE-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N7KY-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N8SV-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N8BZ-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7KY-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B0N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B0WK-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3MPE-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4GXP-3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call_ballon_lora_2022.A1:call_ballon_lora_2022.B30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2-06-04T10:09:16.916000000</dc:date>
    <meta:editing-duration>PT7M15S</meta:editing-duration>
    <meta:editing-cycles>2</meta:editing-cycles>
    <meta:generator>LibreOffice/6.3.3.2$Windows_X86_64 LibreOffice_project/a64200df03143b798afd1ec74a12ab50359878ed</meta:generator>
    <meta:document-statistic meta:table-count="1" meta:cell-count="60" meta:object-count="0"/>
  </office:meta>
</office:document-meta>
</file>